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17.8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Vector space</text:p>
          </table:table-cell>
          <table:table-cell table:style-name="ce1" office:value-type="string" calcext:value-type="string">
            <text:p>Chunk size</text:p>
          </table:table-cell>
          <table:table-cell table:style-name="ce1" office:value-type="string" calcext:value-type="string">
            <text:p>Overlap</text:p>
          </table:table-cell>
          <table:table-cell table:style-name="ce1" office:value-type="string" calcext:value-type="string">
            <text:p># Documents</text:p>
          </table:table-cell>
          <table:table-cell/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OAI</text:p>
          </table:table-cell>
          <table:table-cell office:value-type="string" calcext:value-type="string">
            <text:p>Cosin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.121134340763092" calcext:value-type="float">
            <text:p>0.121134340763092</text:p>
          </table:table-cell>
          <table:table-cell office:value-type="string" calcext:value-type="string">
            <text:p>Inshore Fisheries and Conservation Authorities (IFCAs) were established by the\n' + <text:s text:c="8"/>'Marine and Coastal Access Act (MaCAA) (2009). They have been fully operational\n' + <text:s text:c="8"/>'since April 2011, replacing the former Sea Fisheries Committees (SFCs). The IFCA\n' + <text:s text:c="8"/>'vision is to ‘lead, champion and manage a sustainable marine environment and\n' + <text:s text:c="8"/>'inshore fisheries, by successfully securing the right balance between social,\n' + <text:s text:c="8"/>'environmental and economic benefits to ensure healthy seas, sustainable\n' + <text:s text:c="8"/>'fisheries and a viable industry’. IFCAs are responsible for the English inshore\n' + <text:s text:c="8"/>'region up to 6 nautical miles from baselines[1]. Their role includes development\n' + <text:s text:c="8"/>'of management measures and byelaws to regulate the fishing industry, enforcement\n' + <text:s text:c="8"/>'activities and engagement with stakeholders. IFCAs are also expected to\n' + <text:s text:c="8"/>'contribute to the national policy framework for managing the marine environment.\n' + <text:s text:c="8"/>'This evaluation has three aims: To enhance understanding of how effective the'</text:p>
          </table:table-cell>
          <table:table-cell/>
        </table:table-row>
        <table:table-row table:style-name="ro1">
          <table:table-cell office:value-type="string" calcext:value-type="string">
            <text:p>Gemma</text:p>
          </table:table-cell>
          <table:table-cell office:value-type="string" calcext:value-type="string">
            <text:p>Cosin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.0944653153419495" calcext:value-type="float">
            <text:p>0.0944653153419495</text:p>
          </table:table-cell>
          <table:table-cell office:value-type="string" calcext:value-type="string">
            <text:p>'The aim of this project is to assess evidence, undertake new analysis and\n' +         'develop analytical products to support international discussions on the use of\n' +         'indicators, reporting and review mechanisms under the Convention on Biological\n' +         'Diversity (CBD). This will take place as part of the process to develop the post\n' +         '2020 global biodiversity framework. This was a contribution to the Secretariat\n' +         'of the Convention on Biological Diversity (CBD) and outcomes will be published\n' +         'on <text:a xlink:href="http://www.cdb.int/" xlink:type="simple">www.cdb.int</text:a>'</text:p>
          </table:table-cell>
          <table:table-cell/>
        </table:table-row>
        <table:table-row table:style-name="ro1">
          <table:table-cell office:value-type="string" calcext:value-type="string">
            <text:p>Lamma3</text:p>
          </table:table-cell>
          <table:table-cell office:value-type="string" calcext:value-type="string">
            <text:p>Cosin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.441521406173706" calcext:value-type="float">
            <text:p>0.441521406173706</text:p>
          </table:table-cell>
          <table:table-cell office:value-type="string" calcext:value-type="string">
            <text:p>Inshore Fisheries and Conservation Authorities (IFCAs) were established by the\n' + <text:s text:c="8"/>'Marine and Coastal Access Act (MaCAA) (2009). They have been fully operational\n' + <text:s text:c="8"/>'since April 2011, replacing the former Sea Fisheries Committees (SFCs). The IFCA\n' + <text:s text:c="8"/>'vision is to ‘lead, champion and manage a sustainable marine environment and\n' + <text:s text:c="8"/>'inshore fisheries, by successfully securing the right balance between social,\n' + <text:s text:c="8"/>'environmental and economic benefits to ensure healthy seas, sustainable\n' + <text:s text:c="8"/>'fisheries and a viable industry’. IFCAs are responsible for the English inshore\n' + <text:s text:c="8"/>'region up to 6 nautical miles from baselines[1]. Their role includes development\n' + <text:s text:c="8"/>'of management measures and byelaws to regulate the fishing industry, enforcement\n' + <text:s text:c="8"/>'activities and engagement with stakeholders. IFCAs are also expected to\n' + <text:s text:c="8"/>'contribute to the national policy framework for managing the marine environment.\n' + <text:s text:c="8"/>'This evaluation has three aims: To enhance understanding of how effective the'</text:p>
          </table:table-cell>
          <table:table-cell/>
        </table:table-row>
        <table:table-row table:style-name="ro1">
          <table:table-cell office:value-type="string" calcext:value-type="string">
            <text:p>Mistral</text:p>
          </table:table-cell>
          <table:table-cell office:value-type="string" calcext:value-type="string">
            <text:p>Cosin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.54989755153656" calcext:value-type="float">
            <text:p>0.54989755153656</text:p>
          </table:table-cell>
          <table:table-cell office:value-type="string" calcext:value-type="string">
            <text:p>To produce and use a methodology to determine the extent to which HLS has (a)\n' + <text:s text:c="8"/>'delivered an improvement in lowland heathland condition; (b) been appropriately\n' + <text:s text:c="8"/>'targeted. This will be achieved by using a combination of field survey, and\n' + <text:s text:c="8"/>'comparison with earlier survey material, and assessments will be made over the\n' + <text:s text:c="8"/>'range of relevant AE management options'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AI</text:p>
          </table:table-cell>
          <table:table-cell office:value-type="string" calcext:value-type="string">
            <text:p>L2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.242270648479462" calcext:value-type="float">
            <text:p>0.242270648479462</text:p>
          </table:table-cell>
          <table:table-cell office:value-type="string" calcext:value-type="string">
            <text:p>Inshore Fisheries and Conservation Authorities (IFCAs) were established by the\n' + <text:s text:c="8"/>'Marine and Coastal Access Act (MaCAA) (2009). They have been fully operational\n' + <text:s text:c="8"/>'since April 2011, replacing the former Sea Fisheries Committees (SFCs). The IFCA\n' + <text:s text:c="8"/>'vision is to ‘lead, champion and manage a sustainable marine environment and\n' + <text:s text:c="8"/>'inshore fisheries, by successfully securing the right balance between social,\n' + <text:s text:c="8"/>'environmental and economic benefits to ensure healthy seas, sustainable\n' + <text:s text:c="8"/>'fisheries and a viable industry’. IFCAs are responsible for the English inshore\n' + <text:s text:c="8"/>'region up to 6 nautical miles from baselines[1]. Their role includes development\n' + <text:s text:c="8"/>'of management measures and byelaws to regulate the fishing industry, enforcement\n' + <text:s text:c="8"/>'activities and engagement with stakeholders. IFCAs are also expected to\n' + <text:s text:c="8"/>'contribute to the national policy framework for managing the marine environment.\n' + <text:s text:c="8"/>'This evaluation has three aims: To enhance understanding of how effective the'</text:p>
          </table:table-cell>
          <table:table-cell/>
        </table:table-row>
        <table:table-row table:style-name="ro1">
          <table:table-cell office:value-type="string" calcext:value-type="string">
            <text:p>Gemma</text:p>
          </table:table-cell>
          <table:table-cell office:value-type="string" calcext:value-type="string">
            <text:p>L2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4037.3671875" calcext:value-type="float">
            <text:p>54037.3671875</text:p>
          </table:table-cell>
          <table:table-cell office:value-type="string" calcext:value-type="string">
            <text:p>'The aim of this project is to assess evidence, undertake new analysis and\n' +         'develop analytical products to support international discussions on the use of\n' +         'indicators, reporting and review mechanisms under the Convention on Biological\n' +         'Diversity (CBD). This will take place as part of the process to develop the post\n' +         '2020 global biodiversity framework. This was a contribution to the Secretariat\n' +         'of the Convention on Biological Diversity (CBD) and outcomes will be published\n' +         'on <text:a xlink:href="http://www.cdb.int/" xlink:type="simple">www.cdb.int</text:a>'</text:p>
          </table:table-cell>
          <table:table-cell/>
        </table:table-row>
        <table:table-row table:style-name="ro1">
          <table:table-cell office:value-type="string" calcext:value-type="string">
            <text:p>Lamma3</text:p>
          </table:table-cell>
          <table:table-cell office:value-type="string" calcext:value-type="string">
            <text:p>L2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1350.0859375" calcext:value-type="float">
            <text:p>21350.0859375</text:p>
          </table:table-cell>
          <table:table-cell office:value-type="string" calcext:value-type="string">
            <text:p>Inshore Fisheries and Conservation Authorities (IFCAs) were established by the\n' + <text:s text:c="8"/>'Marine and Coastal Access Act (MaCAA) (2009). They have been fully operational\n' + <text:s text:c="8"/>'since April 2011, replacing the former Sea Fisheries Committees (SFCs). The IFCA\n' + <text:s text:c="8"/>'vision is to ‘lead, champion and manage a sustainable marine environment and\n' + <text:s text:c="8"/>'inshore fisheries, by successfully securing the right balance between social,\n' + <text:s text:c="8"/>'environmental and economic benefits to ensure healthy seas, sustainable\n' + <text:s text:c="8"/>'fisheries and a viable industry’. IFCAs are responsible for the English inshore\n' + <text:s text:c="8"/>'region up to 6 nautical miles from baselines[1]. Their role includes development\n' + <text:s text:c="8"/>'of management measures and byelaws to regulate the fishing industry, enforcement\n' + <text:s text:c="8"/>'activities and engagement with stakeholders. IFCAs are also expected to\n' + <text:s text:c="8"/>'contribute to the national policy framework for managing the marine environment.\n' + <text:s text:c="8"/>'This evaluation has three aims: To enhance understanding of how effective the'</text:p>
          </table:table-cell>
          <table:table-cell/>
        </table:table-row>
        <table:table-row table:style-name="ro1">
          <table:table-cell office:value-type="string" calcext:value-type="string">
            <text:p>Mistral</text:p>
          </table:table-cell>
          <table:table-cell office:value-type="string" calcext:value-type="string">
            <text:p>L2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65691.625" calcext:value-type="float">
            <text:p>165691.625</text:p>
          </table:table-cell>
          <table:table-cell office:value-type="string" calcext:value-type="string">
            <text:p>Thus, ensuring a streamlined and accessible flow of data into the indicators has\n' + <text:s text:c="8"/>'become a priority for statutory monitoring bodies, amidst a tangled web of data\n' + <text:s text:c="8"/>'accumulation that has spanned over decades. This is to ensure that duplication\n' + <text:s text:c="8"/>'of efforts and thereby a waste of resources is minimised and that indicators\n' + <text:s text:c="8"/>'which are an integral part of guaranteeing the safekeeping of the UKs oceans are\n' + <text:s text:c="8"/>'based on the best possible available data. Improving the understanding of the\n' + <text:s text:c="8"/>'flow of data from monitoring to assessment at the UK scale will allow us to\n' + <text:s text:c="8"/>'identify priority areas for improving data management practices and facilitate\n' + <text:s text:c="8"/>'efficient utilisation of data. A clear representation of data flows will also\n' + <text:s text:c="8"/>'enable us to describe our reliance on key monitoring programmes in delivering\n' + <text:s text:c="8"/>'the UK’s marine environment assessments and describe the reliance of these\n' + <text:s text:c="8"/>'indicators upon continued monitoring programmes and access to other data sources'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OAI</text:p>
          </table:table-cell>
          <table:table-cell office:value-type="string" calcext:value-type="string">
            <text:p>Cosine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0.108934044837952" calcext:value-type="float">
            <text:p>0.108934044837952</text:p>
          </table:table-cell>
          <table:table-cell office:value-type="string" calcext:value-type="string">
            <text:p>Inshore Fisheries and Conservation Authorities (IFCAs) were established by the\n' + <text:s text:c="8"/>'Marine and Coastal Access Act (MaCAA) (2009). They have been fully operational\n' + <text:s text:c="8"/>'since April 2011, replacing the former Sea Fisheries Committees (SFCs). The IFCA\n' + <text:s text:c="8"/>'vision is to ‘lead, champion and manage a sustainable marine environment and\n' + <text:s text:c="8"/>'inshore fisheries, by successfully securing the right balance between social,\n' + <text:s text:c="8"/>'environmental and economic benefits to ensure healthy seas, sustainable'</text:p>
          </table:table-cell>
          <table:table-cell/>
        </table:table-row>
        <table:table-row table:style-name="ro1">
          <table:table-cell office:value-type="string" calcext:value-type="string">
            <text:p>Gemma</text:p>
          </table:table-cell>
          <table:table-cell office:value-type="string" calcext:value-type="string">
            <text:p>Cosine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0.0944653153419495" calcext:value-type="float">
            <text:p>0.0944653153419495</text:p>
          </table:table-cell>
          <table:table-cell office:value-type="string" calcext:value-type="string">
            <text:p>'The aim of this project is to assess evidence, undertake new analysis and\n' +         'develop analytical products to support international discussions on the use of\n' +         'indicators, reporting and review mechanisms under the Convention on Biological\n' +         'Diversity (CBD). This will take place as part of the process to develop the post\n' +         '2020 global biodiversity framework. This was a contribution to the Secretariat\n' +         'of the Convention on Biological Diversity (CBD) and outcomes will be published\n' +         'on <text:a xlink:href="http://www.cdb.int/" xlink:type="simple">www.cdb.int</text:a>'</text:p>
          </table:table-cell>
          <table:table-cell/>
        </table:table-row>
        <table:table-row table:style-name="ro1">
          <table:table-cell office:value-type="string" calcext:value-type="string">
            <text:p>Lamma3</text:p>
          </table:table-cell>
          <table:table-cell office:value-type="string" calcext:value-type="string">
            <text:p>Cosine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0.485351026058197" calcext:value-type="float">
            <text:p>0.485351026058197</text:p>
          </table:table-cell>
          <table:table-cell office:value-type="string" calcext:value-type="string">
            <text:p>the UK’s marine environment assessments and describe the reliance of these\n' + <text:s text:c="8"/>'indicators upon continued monitoring programmes and access to other data sources'</text:p>
          </table:table-cell>
          <table:table-cell/>
        </table:table-row>
        <table:table-row table:style-name="ro1">
          <table:table-cell office:value-type="string" calcext:value-type="string">
            <text:p>Mistral</text:p>
          </table:table-cell>
          <table:table-cell office:value-type="string" calcext:value-type="string">
            <text:p>Cosine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0.537511110305786" calcext:value-type="float">
            <text:p>0.537511110305786</text:p>
          </table:table-cell>
          <table:table-cell office:value-type="string" calcext:value-type="string">
            <text:p>the UK’s marine environment assessments and describe the reliance of these\n' + <text:s text:c="8"/>'indicators upon continued monitoring programmes and access to other data sources'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AI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0.217869162559509" calcext:value-type="float">
            <text:p>0.217869162559509</text:p>
          </table:table-cell>
          <table:table-cell office:value-type="string" calcext:value-type="string">
            <text:p>Inshore Fisheries and Conservation Authorities (IFCAs) were established by the\n' + <text:s text:c="8"/>'Marine and Coastal Access Act (MaCAA) (2009). They have been fully operational\n' + <text:s text:c="8"/>'since April 2011, replacing the former Sea Fisheries Committees (SFCs). The IFCA\n' + <text:s text:c="8"/>'vision is to ‘lead, champion and manage a sustainable marine environment and\n' + <text:s text:c="8"/>'inshore fisheries, by successfully securing the right balance between social,\n' + <text:s text:c="8"/>'environmental and economic benefits to ensure healthy seas, sustainable'</text:p>
          </table:table-cell>
          <table:table-cell/>
        </table:table-row>
        <table:table-row table:style-name="ro1">
          <table:table-cell office:value-type="string" calcext:value-type="string">
            <text:p>Gemma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54037.3671875" calcext:value-type="float">
            <text:p>54037.3671875</text:p>
          </table:table-cell>
          <table:table-cell office:value-type="string" calcext:value-type="string">
            <text:p>'The aim of this project is to assess evidence, undertake new analysis and\n' +         'develop analytical products to support international discussions on the use of\n' +         'indicators, reporting and review mechanisms under the Convention on Biological\n' +         'Diversity (CBD). This will take place as part of the process to develop the post\n' +         '2020 global biodiversity framework. This was a contribution to the Secretariat\n' +         'of the Convention on Biological Diversity (CBD) and outcomes will be published\n' +         'on <text:a xlink:href="http://www.cdb.int/" xlink:type="simple">www.cdb.int</text:a>'</text:p>
          </table:table-cell>
          <table:table-cell/>
        </table:table-row>
        <table:table-row table:style-name="ro1">
          <table:table-cell office:value-type="string" calcext:value-type="string">
            <text:p>Lamma3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2943.21875" calcext:value-type="float">
            <text:p>22943.21875</text:p>
          </table:table-cell>
          <table:table-cell office:value-type="string" calcext:value-type="string">
            <text:p>the UK’s marine environment assessments and describe the reliance of these\n' + <text:s text:c="8"/>'indicators upon continued monitoring programmes and access to other data sources'</text:p>
          </table:table-cell>
          <table:table-cell/>
        </table:table-row>
        <table:table-row table:style-name="ro1">
          <table:table-cell office:value-type="string" calcext:value-type="string">
            <text:p>Mistral</text:p>
          </table:table-cell>
          <table:table-cell office:value-type="string" calcext:value-type="string">
            <text:p>L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2998.25" calcext:value-type="float">
            <text:p>152998.25</text:p>
          </table:table-cell>
          <table:table-cell office:value-type="string" calcext:value-type="string">
            <text:p>the UK’s marine environment assessments and describe the reliance of these\n' + <text:s text:c="8"/>'indicators upon continued monitoring programmes and access to other data sources'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OAI</text:p>
          </table:table-cell>
          <table:table-cell office:value-type="string" calcext:value-type="string">
            <text:p>Cosine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0.104061186313629" calcext:value-type="float">
            <text:p>0.104061186313629</text:p>
          </table:table-cell>
          <table:table-cell office:value-type="string" calcext:value-type="string">
            <text:p>Inshore Fisheries and Conservation Authorities (IFCAs) were established by the\n' + <text:s text:c="8"/>'Marine and Coastal Access Act (MaCAA) (2009). They have been fully operational\n' + <text:s text:c="8"/>'since April 2011, replacing the former Sea Fisheries Committees (SFCs). The IFCA'</text:p>
          </table:table-cell>
          <table:table-cell/>
        </table:table-row>
        <table:table-row table:style-name="ro1">
          <table:table-cell office:value-type="string" calcext:value-type="string">
            <text:p>Gemma</text:p>
          </table:table-cell>
          <table:table-cell office:value-type="string" calcext:value-type="string">
            <text:p>Cosine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0.0884441137313843" calcext:value-type="float">
            <text:p>0.0884441137313843</text:p>
          </table:table-cell>
          <table:table-cell office:value-type="string" calcext:value-type="string">
            <text:p>recommendations for improvements. Interim reports will be produced to provide\n' + <text:s text:c="8"/>'updates on project progress relating to the various objectives listed above'</text:p>
          </table:table-cell>
          <table:table-cell/>
        </table:table-row>
        <table:table-row table:style-name="ro1">
          <table:table-cell office:value-type="string" calcext:value-type="string">
            <text:p>Lamma3</text:p>
          </table:table-cell>
          <table:table-cell office:value-type="string" calcext:value-type="string">
            <text:p>Cosine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0.434021711349487" calcext:value-type="float">
            <text:p>0.434021711349487</text:p>
          </table:table-cell>
          <table:table-cell office:value-type="string" calcext:value-type="string">
            <text:p>Inshore Fisheries and Conservation Authorities (IFCAs) were established by the\n' + <text:s text:c="8"/>'Marine and Coastal Access Act (MaCAA) (2009). They have been fully operational\n' + <text:s text:c="8"/>'since April 2011, replacing the former Sea Fisheries Committees (SFCs). The IFCA'</text:p>
          </table:table-cell>
          <table:table-cell/>
        </table:table-row>
        <table:table-row table:style-name="ro1">
          <table:table-cell office:value-type="string" calcext:value-type="string">
            <text:p>Mistral</text:p>
          </table:table-cell>
          <table:table-cell office:value-type="string" calcext:value-type="string">
            <text:p>Cosine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0.484045386314392" calcext:value-type="float">
            <text:p>0.484045386314392</text:p>
          </table:table-cell>
          <table:table-cell office:value-type="string" calcext:value-type="string">
            <text:p>indicators upon continued monitoring programmes and access to other data sources'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AI</text:p>
          </table:table-cell>
          <table:table-cell office:value-type="string" calcext:value-type="string">
            <text:p>L2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0.208122313022614" calcext:value-type="float">
            <text:p>0.208122313022614</text:p>
          </table:table-cell>
          <table:table-cell office:value-type="string" calcext:value-type="string">
            <text:p>Inshore Fisheries and Conservation Authorities (IFCAs) were established by the\n' + <text:s text:c="8"/>'Marine and Coastal Access Act (MaCAA) (2009). They have been fully operational\n' + <text:s text:c="8"/>'since April 2011, replacing the former Sea Fisheries Committees (SFCs). The IFCA'</text:p>
          </table:table-cell>
          <table:table-cell/>
        </table:table-row>
        <table:table-row table:style-name="ro1">
          <table:table-cell office:value-type="string" calcext:value-type="string">
            <text:p>Gemma</text:p>
          </table:table-cell>
          <table:table-cell office:value-type="string" calcext:value-type="string">
            <text:p>L2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53956.4609375" calcext:value-type="float">
            <text:p>53956.4609375</text:p>
          </table:table-cell>
          <table:table-cell office:value-type="string" calcext:value-type="string">
            <text:p>recommendations for improvements. Interim reports will be produced to provide\n' + <text:s text:c="8"/>'updates on project progress relating to the various objectives listed above'</text:p>
          </table:table-cell>
          <table:table-cell/>
        </table:table-row>
        <table:table-row table:style-name="ro1">
          <table:table-cell office:value-type="string" calcext:value-type="string">
            <text:p>Lamma3</text:p>
          </table:table-cell>
          <table:table-cell office:value-type="string" calcext:value-type="string">
            <text:p>L2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1339.83984375" calcext:value-type="float">
            <text:p>21339.83984375</text:p>
          </table:table-cell>
          <table:table-cell office:value-type="string" calcext:value-type="string">
            <text:p>Inshore Fisheries and Conservation Authorities (IFCAs) were established by the\n' + <text:s text:c="8"/>'Marine and Coastal Access Act (MaCAA) (2009). They have been fully operational\n' + <text:s text:c="8"/>'since April 2011, replacing the former Sea Fisheries Committees (SFCs). The IFCA'</text:p>
          </table:table-cell>
          <table:table-cell/>
        </table:table-row>
        <table:table-row table:style-name="ro1">
          <table:table-cell office:value-type="string" calcext:value-type="string">
            <text:p>Mistral</text:p>
          </table:table-cell>
          <table:table-cell office:value-type="string" calcext:value-type="string">
            <text:p>L2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36247.140625" calcext:value-type="float">
            <text:p>136247.140625</text:p>
          </table:table-cell>
          <table:table-cell office:value-type="string" calcext:value-type="string">
            <text:p>indicators upon continued monitoring programmes and access to other data sources'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Question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who established the Inshore Fisheries and Conservation Authoritie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15:28:43.3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6T14:17:59.885000000</meta:creation-date>
    <meta:editing-duration>PT1H56M20S</meta:editing-duration>
    <meta:editing-cycles>18</meta:editing-cycles>
    <meta:generator>LibreOffice/24.2.3.2$Windows_X86_64 LibreOffice_project/433d9c2ded56988e8a90e6b2e771ee4e6a5ab2ba</meta:generator>
    <dc:date>2024-06-26T16:59:01.828000000</dc:date>
    <meta:document-statistic meta:table-count="1" meta:cell-count="177" meta:object-count="0"/>
  </office:meta>
</office:document-meta>
</file>